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e13" officeooo:paragraph-rsid="00099e13"/>
    </style:style>
    <style:style style:name="P2" style:family="paragraph" style:parent-style-name="Standard">
      <style:text-properties officeooo:rsid="000c168f" officeooo:paragraph-rsid="000c1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evening yela unnaru </text:p>
      <text:p text:style-name="P2">cheppu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14:48:29.976187400</meta:creation-date>
    <dc:date>2025-12-28T14:50:43.481838700</dc:date>
    <meta:editing-duration>PT20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2" meta:word-count="5" meta:character-count="31" meta:non-whitespace-character-count="27"/>
  </office:meta>
</office:document-meta>
</file>